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25in" fo:margin-left="0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E" style:family="table-column">
      <style:table-column-properties style:column-width="1.7104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ubtitle">
      <style:paragraph-properties fo:break-before="page"/>
      <style:text-properties fo:language="es" fo:country="AR" officeooo:rsid="000d415a" officeooo:paragraph-rsid="000d415a"/>
    </style:style>
    <style:style style:name="P2" style:family="paragraph" style:parent-style-name="Subtitle">
      <style:paragraph-properties fo:break-before="page"/>
      <style:text-properties fo:language="es" fo:country="AR" officeooo:rsid="00129e1c" officeooo:paragraph-rsid="00129e1c"/>
    </style:style>
    <style:style style:name="P3" style:family="paragraph" style:parent-style-name="Text_20_body">
      <style:text-properties fo:language="es" fo:country="AR" officeooo:rsid="000bb58d" officeooo:paragraph-rsid="000bb58d"/>
    </style:style>
    <style:style style:name="P4" style:family="paragraph" style:parent-style-name="Text_20_body">
      <style:paragraph-properties fo:text-align="center" style:justify-single-word="false"/>
      <style:text-properties fo:language="es" fo:country="AR" officeooo:rsid="000bb58d" officeooo:paragraph-rsid="000bb58d"/>
    </style:style>
    <style:style style:name="P5" style:family="paragraph" style:parent-style-name="Text_20_body">
      <style:text-properties fo:language="es" fo:country="AR" officeooo:rsid="00129e1c" officeooo:paragraph-rsid="00129e1c"/>
    </style:style>
    <style:style style:name="P6" style:family="paragraph" style:parent-style-name="Text_20_body">
      <style:text-properties fo:language="es" fo:country="AR" officeooo:rsid="00129e1c" officeooo:paragraph-rsid="000d415a"/>
    </style:style>
    <style:style style:name="P7" style:family="paragraph" style:parent-style-name="Title">
      <style:text-properties fo:language="es" fo:country="AR" officeooo:rsid="000bb58d" officeooo:paragraph-rsid="000bb58d"/>
    </style:style>
    <style:style style:name="P8" style:family="paragraph" style:parent-style-name="Standard">
      <style:paragraph-properties fo:text-align="start" style:justify-single-word="false"/>
      <style:text-properties fo:language="es" fo:country="AR" fo:font-weight="normal" officeooo:rsid="009175d6" officeooo:paragraph-rsid="009175d6" style:font-weight-asian="normal" style:font-weight-complex="normal"/>
    </style:style>
    <style:style style:name="P9" style:family="paragraph" style:parent-style-name="Standard">
      <style:paragraph-properties fo:text-align="start" style:justify-single-word="false"/>
      <style:text-properties fo:language="es" fo:country="AR" fo:font-weight="normal" officeooo:rsid="00931914" officeooo:paragraph-rsid="00931914" style:font-weight-asian="normal" style:font-weight-complex="normal"/>
    </style:style>
    <style:style style:name="P10" style:family="paragraph" style:parent-style-name="Standard">
      <style:paragraph-properties fo:text-align="start" style:justify-single-word="false"/>
      <style:text-properties fo:language="es" fo:country="AR" fo:font-weight="bold" officeooo:rsid="009175d6" officeooo:paragraph-rsid="009175d6" style:font-weight-asian="bold" style:font-weight-complex="bold"/>
    </style:style>
    <style:style style:name="P11" style:family="paragraph" style:parent-style-name="Standard">
      <style:paragraph-properties fo:text-align="start" style:justify-single-word="false"/>
      <style:text-properties fo:language="es" fo:country="AR" fo:font-weight="bold" officeooo:rsid="00931914" officeooo:paragraph-rsid="00931914" style:font-weight-asian="bold" style:font-weight-complex="bold"/>
    </style:style>
    <style:style style:name="P12" style:family="paragraph" style:parent-style-name="Standard">
      <style:paragraph-properties fo:text-align="start" style:justify-single-word="false"/>
      <style:text-properties fo:language="es" fo:country="AR" fo:font-weight="bold" officeooo:rsid="009492d5" officeooo:paragraph-rsid="009492d5" style:font-weight-asian="bold" style:font-weight-complex="bold"/>
    </style:style>
    <style:style style:name="P13" style:family="paragraph" style:parent-style-name="Standard">
      <style:paragraph-properties fo:text-align="start" style:justify-single-word="false"/>
      <style:text-properties fo:language="es" fo:country="AR" style:text-underline-style="solid" style:text-underline-width="auto" style:text-underline-color="font-color" fo:font-weight="normal" officeooo:rsid="00931914" officeooo:paragraph-rsid="00931914" style:font-weight-asian="normal" style:font-weight-complex="normal"/>
    </style:style>
    <style:style style:name="P14" style:family="paragraph" style:parent-style-name="Text_20_body">
      <style:text-properties fo:language="es" fo:country="AR" fo:font-weight="normal" officeooo:rsid="004f0752" officeooo:paragraph-rsid="00471bb6" style:font-weight-asian="normal" style:font-weight-complex="normal"/>
    </style:style>
    <style:style style:name="P15" style:family="paragraph" style:parent-style-name="Text_20_body">
      <style:text-properties fo:language="es" fo:country="AR" fo:font-weight="normal" officeooo:rsid="009175d6" officeooo:paragraph-rsid="009175d6" style:font-weight-asian="normal" style:font-weight-complex="normal"/>
    </style:style>
    <style:style style:name="P16" style:family="paragraph" style:parent-style-name="Text_20_body">
      <style:text-properties fo:language="es" fo:country="AR" fo:font-weight="bold" officeooo:rsid="009175d6" officeooo:paragraph-rsid="009175d6" style:font-weight-asian="bold" style:font-weight-complex="bold"/>
    </style:style>
    <style:style style:name="P17" style:family="paragraph" style:parent-style-name="Text_20_body">
      <style:text-properties officeooo:rsid="007acdcc" officeooo:paragraph-rsid="003d6891"/>
    </style:style>
    <style:style style:name="P18" style:family="paragraph" style:parent-style-name="Heading_20_2">
      <style:paragraph-properties fo:text-align="center" style:justify-single-word="false"/>
      <style:text-properties fo:language="es" fo:country="AR"/>
    </style:style>
    <style:style style:name="P19" style:family="paragraph" style:parent-style-name="Heading_20_2">
      <style:paragraph-properties fo:text-align="end" style:justify-single-word="false"/>
      <style:text-properties fo:language="es" fo:country="AR"/>
    </style:style>
    <style:style style:name="P20" style:family="paragraph" style:parent-style-name="Subtitle">
      <style:paragraph-properties fo:break-before="page"/>
      <style:text-properties fo:language="es" fo:country="AR" officeooo:rsid="003d6891" officeooo:paragraph-rsid="0061df16"/>
    </style:style>
    <style:style style:name="P21" style:family="paragraph" style:parent-style-name="Heading_20_1">
      <style:paragraph-properties fo:text-align="center" style:justify-single-word="false"/>
      <style:text-properties fo:language="es" fo:country="AR" officeooo:rsid="000bb58d" officeooo:paragraph-rsid="000bb58d"/>
    </style:style>
    <style:style style:name="P22" style:family="paragraph" style:parent-style-name="Table_20_Contents">
      <style:text-properties officeooo:rsid="009175d6" officeooo:paragraph-rsid="009175d6"/>
    </style:style>
    <style:style style:name="T1" style:family="text">
      <style:text-properties fo:font-weight="normal" style:font-weight-asian="normal" style:font-weight-complex="normal"/>
    </style:style>
    <style:style style:name="T2" style:family="text">
      <style:text-properties fo:language="es" fo:country="AR"/>
    </style:style>
    <style:style style:name="T3" style:family="text">
      <style:text-properties officeooo:rsid="008d1d2a"/>
    </style:style>
    <style:style style:name="T4" style:family="text">
      <style:text-properties officeooo:rsid="009025bd"/>
    </style:style>
    <style:style style:name="T5" style:family="text">
      <style:text-properties officeooo:rsid="009319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bajo Practico <text:span text:style-name="T4">7</text:span></text:p>
      <text:h text:style-name="P21" text:outline-level="1"/>
      <text:p text:style-name="P4"/>
      <text:h text:style-name="P18" text:outline-level="2">Colazo, Agustín</text:h>
      <text:h text:style-name="P18" text:outline-level="2">Passaglia, Nicolás</text:h>
      <text:p text:style-name="P3"/>
      <text:p text:style-name="P3"/>
      <text:p text:style-name="P3"/>
      <text:p text:style-name="P3"/>
      <text:p text:style-name="P3"/>
      <text:p text:style-name="P3"/>
      <text:h text:style-name="P18" text:outline-level="2"/>
      <text:h text:style-name="P18" text:outline-level="2">Facultad de Ciencias Exactas, Físicas y Naturales.</text:h>
      <text:h text:style-name="P18" text:outline-level="2">Universidad Nacional de Córdoba</text:h>
      <text:p text:style-name="P3"/>
      <text:p text:style-name="P3"/>
      <text:p text:style-name="P3"/>
      <text:p text:style-name="P3"/>
      <text:p text:style-name="P3"/>
      <text:p text:style-name="P3"/>
      <text:p text:style-name="P3"/>
      <text:p text:style-name="P3"/>
      <text:p text:style-name="P3"/>
      <text:h text:style-name="P19" text:outline-level="2"><text:span text:style-name="T3">31</text:span>/10/2017</text:h>
      <text:p text:style-name="P1">Ejercicio 1</text:p>
      <text:p text:style-name="P6"/>
      <text:p text:style-name="P14"/>
      <text:p text:style-name="P2"><text:span text:style-name="T1">Ejercicio</text:span> 2</text:p>
      <text:p text:style-name="P5"/>
      <text:p text:style-name="P16">1)</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22">Nombre</text:p>
          </table:table-cell>
          <table:table-cell table:style-name="Table1.A1" office:value-type="string">
            <text:p text:style-name="P22">Red</text:p>
          </table:table-cell>
          <table:table-cell table:style-name="Table1.A1" office:value-type="string">
            <text:p text:style-name="P22">Mascara</text:p>
          </table:table-cell>
          <table:table-cell table:style-name="Table1.A1" office:value-type="string">
            <text:p text:style-name="P22">Broadcast</text:p>
          </table:table-cell>
          <table:table-cell table:style-name="Table1.E1" office:value-type="string">
            <text:p text:style-name="P22">Espacio Util</text:p>
          </table:table-cell>
        </table:table-row>
        <table:table-row>
          <table:table-cell table:style-name="Table1.A2" office:value-type="string">
            <text:p text:style-name="P22">Azul (VLAN 10)</text:p>
          </table:table-cell>
          <table:table-cell table:style-name="Table1.A2" office:value-type="string">
            <text:p text:style-name="P22">10.4.0.0</text:p>
          </table:table-cell>
          <table:table-cell table:style-name="Table1.A2" office:value-type="string">
            <text:p text:style-name="P22">255.255.255.128</text:p>
          </table:table-cell>
          <table:table-cell table:style-name="Table1.A2" office:value-type="string">
            <text:p text:style-name="P22">10.4.0.127</text:p>
          </table:table-cell>
          <table:table-cell table:style-name="Table1.E2" office:value-type="string">
            <text:p text:style-name="P22">10.4.0.1 - 10.4.0.126</text:p>
          </table:table-cell>
        </table:table-row>
        <table:table-row>
          <table:table-cell table:style-name="Table1.A2" office:value-type="string">
            <text:p text:style-name="P22">Verde (VLAN 20)</text:p>
          </table:table-cell>
          <table:table-cell table:style-name="Table1.A2" office:value-type="string">
            <text:p text:style-name="P22">10.4.0.128</text:p>
          </table:table-cell>
          <table:table-cell table:style-name="Table1.A2" office:value-type="string">
            <text:p text:style-name="P22">255.255.255.224</text:p>
          </table:table-cell>
          <table:table-cell table:style-name="Table1.A2" office:value-type="string">
            <text:p text:style-name="P22">10.4.0.159</text:p>
          </table:table-cell>
          <table:table-cell table:style-name="Table1.E2" office:value-type="string">
            <text:p text:style-name="P22">10.4.0.129 - 10.4.0.158</text:p>
          </table:table-cell>
        </table:table-row>
      </table:table>
      <text:p text:style-name="P15"/>
      <text:p text:style-name="P15"/>
      <text:p text:style-name="P10">2) ¿Que caracteristica tiene el switch central?</text:p>
      <text:p text:style-name="P8">En el switch central todos los puertos conectados <text:span text:style-name="T5">están</text:span> en modo truncado. Esto significa que los mensajes de todas las VLAN pueden pasar por sus puertos.</text:p>
      <text:p text:style-name="P8"/>
      <text:p text:style-name="P10">3) Con respecto a los switches de los extremos, ¿qué diferencia hay entre los puertos que conectan a las VLANs respecto de los que conectan al switch central?</text:p>
      <text:p text:style-name="P8">Los puertos conectados a las VLANs <text:span text:style-name="T5">están</text:span> en modo de acceso. <text:span text:style-name="T5">Este puerto solo puede transportan mensajes de una VLAN. Los mensajes que ingresan al puerto seran encapsulados como pertenecientes a esa VLAN, y solo podra enviar por ese puerto mensajes que pertenezcan a esa VLAN. Los mensajes recibidos por esa VLAN solo podran ser enviado por puertos de acceso de la misma VLAN o puertos truncados.</text:span></text:p>
      <text:p text:style-name="P9">Los puertos conectados al switch central están en modo truncado, esto significa que permiten el paso de mensajes de varias VLAN. Los puertos truncados se configuran para permitir el paso de todas o determinadas VLANs.</text:p>
      <text:p text:style-name="P9"/>
      <text:p text:style-name="P11">4)</text:p>
      <text:p text:style-name="P9">Para esto se configura las sub-interfaces del puerto, así podemos configurar al puerto para que sea el gateway de varias VLAN simultaneamente.</text:p>
      <text:p text:style-name="P9"/>
      <text:p text:style-name="P13">Por ejemplo:</text:p>
      <text:p text:style-name="P9">Router(config): interface fa0/0.1</text:p>
      <text:p text:style-name="P9">Router(config-subif): encapsulation dot1q 10</text:p>
      <text:p text:style-name="P9">Router(config-subif): ip address 10.4.0.1 255.255.255.128</text:p>
      <text:p text:style-name="P9">Router(config-subif): exit</text:p>
      <text:p text:style-name="P9">Router(config): interface fa0/0</text:p>
      <text:p text:style-name="P9">Router(config-if): no shutdown</text:p>
      <text:p text:style-name="P9"/>
      <text:p text:style-name="P9">De este modo configuramos a la interfaz 0/0 para que sea el gateway de la VLAN 10. La dirección ip de la sub-interfaz es 10.4.0.1. Para configurar una segunda sub-interfaz para que sea el gateway de otra VLAN hay que poner, por ejemplo, interface fa0/0.2 y repetir los pasos con otra VLAN.</text:p>
      <text:p text:style-name="P9"/>
      <text:p text:style-name="P12">5)</text:p>
      <text:p text:style-name="P12"><text:span text:style-name="T1">Hay 2 dominios de difusión, uno por cada VLAN. Y hay 100 dominios de colisión. Los dominios de colisión son las conexiones entre switches, switch central y router, y entre switches y hosts.</text:span></text:p>
      <text:p text:style-name="P20">Bibliografía</text:p>
      <text:p text:style-name="P17"><text:a xlink:type="simple" xlink:href="https://www.cisco.com/c/en/us/td/docs/switches/datacenter/nexus5000/sw/configuration/guide/cli/CLIConfigurationGuide/VLANs.html" text:style-name="Internet_20_link" text:visited-style-name="Visited_20_Internet_20_Link"><text:span text:style-name="T2">https://www.cisco.com/c/en/us/td/docs/switches/datacenter/nexus5000/sw/configuration/guide/cli/CLIConfigurationGuide/VLANs.html</text:span></text:a></text:p>
      <text:p text:style-name="P17"><text:a xlink:type="simple" xlink:href="https://www.taringa.net/posts/linux/17311630/Crear-vlans-con-router-s-y-switch-cisco.html" text:style-name="Internet_20_link" text:visited-style-name="Visited_20_Internet_20_Link"><text:span text:style-name="T2">https://www.taringa.net/posts/linux/17311630/Crear-vlans-con-router-s-y-switch-cisco.html</text:span></text:a></text:p>
      <text:p text:style-name="P17"><text:a xlink:type="simple" xlink:href="https://www.cisco.com/c/en/us/td/docs/switches/datacenter/nexus5000/sw/configuration/guide/cli/CLIConfigurationGuide/AccessTrunk.html#71793" text:style-name="Internet_20_link" text:visited-style-name="Visited_20_Internet_20_Link"><text:span text:style-name="T2">https://www.cisco.com/c/en/us/td/docs/switches/datacenter/nexus5000/sw/configuration/guide/cli/CLIConfigurationGuide/AccessTrunk.html#71793</text:span></text:a></text:p>
      <text:p text:style-name="P1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31T15:36:07.342000000</dc:date>
    <meta:editing-duration>PT8H34M37S</meta:editing-duration>
    <meta:editing-cycles>110</meta:editing-cycles>
    <meta:generator>LibreOffice/5.4.2.2$Windows_x86 LibreOffice_project/22b09f6418e8c2d508a9eaf86b2399209b0990f4</meta:generator>
    <meta:document-statistic meta:table-count="1" meta:image-count="0" meta:object-count="0" meta:page-count="4" meta:paragraph-count="45" meta:word-count="346" meta:character-count="2538" meta:non-whitespace-character-count="2237"/>
  </office:meta>
</office:document-meta>
</file>